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9018" officeooo:paragraph-rsid="001e9018"/>
    </style:style>
    <style:style style:name="P2" style:family="paragraph" style:parent-style-name="Standard">
      <style:text-properties officeooo:rsid="001e9018" officeooo:paragraph-rsid="002062c2"/>
    </style:style>
    <style:style style:name="P3" style:family="paragraph" style:parent-style-name="Standard">
      <style:text-properties officeooo:rsid="002062c2" officeooo:paragraph-rsid="002062c2"/>
    </style:style>
    <style:style style:name="P4" style:family="paragraph" style:parent-style-name="Standard">
      <style:text-properties officeooo:rsid="001e9018" officeooo:paragraph-rsid="001e9018" fo:background-color="#ffff00"/>
    </style:style>
    <style:style style:name="P5" style:family="paragraph" style:parent-style-name="Standard">
      <style:text-properties officeooo:rsid="002062c2" officeooo:paragraph-rsid="002062c2" fo:background-color="#ffff00"/>
    </style:style>
    <style:style style:name="P6" style:family="paragraph" style:parent-style-name="Standard">
      <style:text-properties officeooo:rsid="002062c2" officeooo:paragraph-rsid="0022e03f" fo:background-color="#ffff00"/>
    </style:style>
    <style:style style:name="P7" style:family="paragraph" style:parent-style-name="Standard">
      <style:text-properties officeooo:rsid="002457ea" officeooo:paragraph-rsid="002457ea" fo:background-color="#ffff00"/>
    </style:style>
    <style:style style:name="P8" style:family="paragraph" style:parent-style-name="Standard">
      <style:text-properties officeooo:rsid="00262fdc" officeooo:paragraph-rsid="00262fdc" fo:background-color="#ffff00"/>
    </style:style>
    <style:style style:name="P9" style:family="paragraph" style:parent-style-name="Standard">
      <style:text-properties officeooo:rsid="0020afca" officeooo:paragraph-rsid="002062c2"/>
    </style:style>
    <style:style style:name="P10" style:family="paragraph" style:parent-style-name="Standard">
      <style:text-properties officeooo:rsid="002062c2" officeooo:paragraph-rsid="002062c2"/>
    </style:style>
    <style:style style:name="P11" style:family="paragraph" style:parent-style-name="Standard">
      <style:text-properties officeooo:rsid="002457ea" officeooo:paragraph-rsid="002457ea"/>
    </style:style>
    <style:style style:name="P12" style:family="paragraph" style:parent-style-name="Standard">
      <style:text-properties officeooo:rsid="00262fdc" officeooo:paragraph-rsid="00262fdc"/>
    </style:style>
    <style:style style:name="T1" style:family="text">
      <style:text-properties officeooo:rsid="0022215b"/>
    </style:style>
    <style:style style:name="T2" style:family="text">
      <style:text-properties officeooo:rsid="0022e03f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sition des différentes pages à faire pour le site internet BlablaCook</text:p>
      <text:p text:style-name="P1"/>
      <text:p text:style-name="P4">Page d’accueil </text:p>
      <text:p text:style-name="P1">- Slide : Insérer les images / vidéos courtes / animations</text:p>
      <text:p text:style-name="P1">- Recherche rapide des cuisines : Vers page Résultat rechercher</text:p>
      <text:p text:style-name="P1">- Postuler pour cuisiner : Vers page Proposition cuisiner</text:p>
      <text:p text:style-name="P1">- Les meilleurs recettes qualités/prix</text:p>
      <text:p text:style-name="P1">- Présenter les trois valeurs de BlablaCook</text:p>
      <text:p text:style-name="P1"/>
      <text:p text:style-name="P4">Page Comment ça marche </text:p>
      <text:p text:style-name="P1">- Comment proposer une cuisiner (contenu)<text:line-break/>- Comment consommer la cuisine (contenu)</text:p>
      <text:p text:style-name="P1"/>
      <text:p text:style-name="P4">Page Confiance et sérénité</text:p>
      <text:p text:style-name="P1">- Définir en quoi BlablaCook fait confiance aux utilisateurs (contenu)</text:p>
      <text:p text:style-name="P1"/>
      <text:p text:style-name="P4">Page <text:span text:style-name="T1">Explication des </text:span>Trophée<text:span text:style-name="T1">s</text:span></text:p>
      <text:p text:style-name="P1">- Définir ce qu’est le niveau d’expérience (contenu)</text:p>
      <text:p text:style-name="P1">- Définir les différents trophées (contenu)</text:p>
      <text:p text:style-name="P1">- L’enjeu de ce côté ludique (contenu)</text:p>
      <text:p text:style-name="P1">- Création du profil (CTA)</text:p>
      <text:p text:style-name="P1">- L’importance de la confiance (contenu)</text:p>
      <text:p text:style-name="P1"/>
      <text:p text:style-name="P4">Page <text:span text:style-name="T1">Explication </text:span>Les avis</text:p>
      <text:p text:style-name="P1">- Définir ce qu’est un avis (contenu)</text:p>
      <text:p text:style-name="P1">- L’importance de laisser un avis et donner des exemples types (contenu)</text:p>
      <text:p text:style-name="P1">- Les règle d’une évaluation anonyme</text:p>
      <text:p text:style-name="P2">- Laisser un avis (CTA)</text:p>
      <text:p text:style-name="P1"/>
      <text:p text:style-name="P5">Page Prix d’un service culinaire</text:p>
      <text:p text:style-name="P3">- Courte explication sur le calcul (contenu)</text:p>
      <text:p text:style-name="P3"/>
      <text:p text:style-name="P5">Page Foire aux questions</text:p>
      <text:p text:style-name="P3">Premiers pas sur BlablaCook</text:p>
      <text:p text:style-name="P3">- Découvrir BlablaCook</text:p>
      <text:p text:style-name="P3">- Inscription et indentification</text:p>
      <text:p text:style-name="P3">- Vérifications</text:p>
      <text:p text:style-name="P3">- Découvrir le plan de travail et le profil</text:p>
      <text:p text:style-name="P3">- Les avis</text:p>
      <text:p text:style-name="P3">Vous êtes un apprenant</text:p>
      <text:p text:style-name="P3">- Rechercher une recette</text:p>
      <text:p text:style-name="P3">- Réserver une recette</text:p>
      <text:p text:style-name="P3">- Annuler avant une venue</text:p>
      <text:p text:style-name="P3">- Faire une réclamation après le trajet / signaler un problème</text:p>
      <text:p text:style-name="P3">- Evaluer le cuisinier</text:p>
      <text:p text:style-name="P3">Vous êtes un cuisinier </text:p>
      <text:p text:style-name="P3">- Proposer une recettes</text:p>
      <text:p text:style-name="P3">- Vos responsabilités en tant que cuisinier</text:p>
      <text:p text:style-name="P3">- Cuisiner avec vos apprenants</text:p>
      <text:p text:style-name="P3">- Evaluer vos apprenants</text:p>
      <text:p text:style-name="P3">Et BlablaCook sur mobile ?</text:p>
      <text:p text:style-name="P3">- Comment accèder à BlablaCook depuis un téléphone portable ?</text:p>
      <text:p text:style-name="P3"><text:soft-page-break/>- Où trouver les application mobiles ?</text:p>
      <text:p text:style-name="P3">D’autres questions</text:p>
      <text:p text:style-name="P3">- Vous avez constaté un fonctionnement anormal ?</text:p>
      <text:p text:style-name="P3">- Vous avez constaté un comportement contraire à la charte ?</text:p>
      <text:p text:style-name="P3">- Vous avez des suggestions ?</text:p>
      <text:p text:style-name="P3">- Qui gère BlablaCook ?</text:p>
      <text:p text:style-name="P3">- Pourquoi ce nom ?</text:p>
      <text:p text:style-name="P3">- Vous souhaitez participer au projet ?</text:p>
      <text:p text:style-name="P3"/>
      <text:p text:style-name="P5">Page de <text:span text:style-name="T2">Résultat</text:span></text:p>
      <text:p text:style-name="P3">- Mettre tous les résultats demandés</text:p>
      <text:p text:style-name="P3">- Pouvoir les modifier avec de nouveaux critères</text:p>
      <text:p text:style-name="P3"/>
      <text:p text:style-name="P6"><text:span text:style-name="T2">Pop-up</text:span>  Création d’une alerte</text:p>
      <text:p text:style-name="P3">- Modifier les critères de recherches (heures, dates, prix,<text:span text:style-name="T2">mail de destination</text:span>)</text:p>
      <text:p text:style-name="P3">- Récapituler la reche<text:span text:style-name="T2">r</text:span>che</text:p>
      <text:p text:style-name="P3"/>
      <text:p text:style-name="P5">Page d<text:span text:style-name="T2">e l</text:span>a recette <text:span text:style-name="T2">sélectionnée</text:span></text:p>
      <text:p text:style-name="P3">- Résumer les informations</text:p>
      <text:p text:style-name="P3">- Contacter le cuisinier (CTA)</text:p>
      <text:p text:style-name="P3">- Indication de la recette et des principaux ingrédients</text:p>
      <text:p text:style-name="P3">- Prix du plat</text:p>
      <text:p text:style-name="P3">- Indiquer le nombre de partipant</text:p>
      <text:p text:style-name="P3">- Faire valider les conditions générales d’utilisation et politique de confidencialité</text:p>
      <text:p text:style-name="P3">- Fiche rapide du conducteur</text:p>
      <text:p text:style-name="P3"/>
      <text:p text:style-name="P3"><text:span text:style-name="T4">Page Politique de confidentialité</text:span> (contenu)</text:p>
      <text:p text:style-name="P3"/>
      <text:p text:style-name="P3"><text:span text:style-name="T4">Page Condition Générale d’Utilisation</text:span> (contenu)</text:p>
      <text:p text:style-name="P3"/>
      <text:p text:style-name="P5">Page Connexion</text:p>
      <text:p text:style-name="P3">- Connexion avec le compte Facebook</text:p>
      <text:p text:style-name="P3">- Connexion à partir d’une adresse e-mail</text:p>
      <text:p text:style-name="P3">- Rejoindre le groupe blabla Cook (CTA)</text:p>
      <text:p text:style-name="P3">- Comment ça marche ? (CTA)</text:p>
      <text:p text:style-name="P3"/>
      <text:p text:style-name="P7">Page contact</text:p>
      <text:p text:style-name="P11">- Rejoindre le groupe facebook</text:p>
      <text:p text:style-name="P11"/>
      <text:p text:style-name="P8">Page du plat proposé</text:p>
      <text:p text:style-name="P12">- Fiche du plat qui s’affiche, avec le contenu choisi par l’utilisateur</text:p>
      <text:p text:style-name="P1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2:28:25.412000000</meta:creation-date>
    <dc:date>2017-07-20T23:23:12.805000000</dc:date>
    <meta:editing-duration>PT1H44M28S</meta:editing-duration>
    <meta:editing-cycles>4</meta:editing-cycles>
    <meta:generator>LibreOffice/5.2.6.2$Windows_x86 LibreOffice_project/a3100ed2409ebf1c212f5048fbe377c281438fdc</meta:generator>
    <meta:document-statistic meta:table-count="0" meta:image-count="0" meta:object-count="0" meta:page-count="2" meta:paragraph-count="77" meta:word-count="464" meta:character-count="2817" meta:non-whitespace-character-count="2426"/>
  </office:meta>
</office:document-meta>
</file>